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C000003ED12CD9C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pitch="variable"/>
    <style:font-face style:name="Cantarell" svg:font-family="Cantarell" style:font-pitch="variable"/>
    <style:font-face style:name="Cantarell1" svg:font-family="Cantarell" style:font-adornments="Gras" style:font-pitch="variable"/>
    <style:font-face style:name="Cantarell2" svg:font-family="Cantarell" style:font-adornments="Norma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Cantarell" officeooo:rsid="00068067" officeooo:paragraph-rsid="00068067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 style:list-style-name="">
      <style:text-properties style:font-name="Cantarell" fo:font-weight="bold" style:font-weight-asian="bold" style:font-weight-complex="bold"/>
    </style:style>
    <style:style style:name="P4" style:family="paragraph" style:parent-style-name="Heading_20_1">
      <style:paragraph-properties fo:break-before="page">
        <style:tab-stops>
          <style:tab-stop style:position="9.287cm"/>
        </style:tab-stops>
      </style:paragraph-properties>
      <style:text-properties style:font-name="Cantarell" officeooo:rsid="006eb262" officeooo:paragraph-rsid="006eb262"/>
    </style:style>
    <style:style style:name="P5" style:family="paragraph" style:parent-style-name="Text_20_body">
      <style:paragraph-properties>
        <style:tab-stops>
          <style:tab-stop style:position="9.287cm"/>
        </style:tab-stops>
      </style:paragraph-properties>
      <style:text-properties officeooo:paragraph-rsid="006eb262"/>
    </style:style>
    <style:style style:name="P6" style:family="paragraph" style:parent-style-name="Text_20_body">
      <style:paragraph-properties>
        <style:tab-stops>
          <style:tab-stop style:position="9.287cm"/>
        </style:tab-stops>
      </style:paragraph-properties>
      <style:text-properties officeooo:paragraph-rsid="007a8f5b"/>
    </style:style>
    <style:style style:name="P7" style:family="paragraph" style:parent-style-name="Text_20_body">
      <style:paragraph-properties>
        <style:tab-stops>
          <style:tab-stop style:position="9.287cm"/>
        </style:tab-stops>
      </style:paragraph-properties>
      <style:text-properties officeooo:rsid="007ce6ff" officeooo:paragraph-rsid="007ce6ff"/>
    </style:style>
    <style:style style:name="P8" style:family="paragraph" style:parent-style-name="Heading_20_1">
      <style:paragraph-properties fo:break-before="page">
        <style:tab-stops>
          <style:tab-stop style:position="9.287cm"/>
        </style:tab-stops>
      </style:paragraph-properties>
      <style:text-properties style:font-name="Cantarell" officeooo:rsid="00709f75" officeooo:paragraph-rsid="00709f75"/>
    </style:style>
    <style:style style:name="P9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weight="bold" officeooo:rsid="00709f75" officeooo:paragraph-rsid="00709f75" style:font-weight-asian="bold" style:font-weight-complex="bold"/>
    </style:style>
    <style:style style:name="P10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fo:font-weight="bold" officeooo:rsid="00709f75" officeooo:paragraph-rsid="00709f75" style:font-size-asian="12pt" style:font-weight-asian="bold" style:font-size-complex="12pt" style:font-weight-complex="bold"/>
    </style:style>
    <style:style style:name="P11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09f75" officeooo:paragraph-rsid="00709f75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9.287cm"/>
        </style:tab-stops>
      </style:paragraph-properties>
      <style:text-properties officeooo:paragraph-rsid="00709f75"/>
    </style:style>
    <style:style style:name="P13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paragraph-rsid="00709f75" style:font-size-asian="12pt" style:font-size-complex="12pt"/>
    </style:style>
    <style:style style:name="P14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267b4" officeooo:paragraph-rsid="00709f75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ntarell" fo:font-size="12pt" style:font-size-asian="12pt" style:font-size-complex="12pt"/>
    </style:style>
    <style:style style:name="P16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267b4" officeooo:paragraph-rsid="007267b4" style:font-size-asian="12pt" style:font-size-complex="12pt"/>
    </style:style>
    <style:style style:name="P17" style:family="paragraph" style:parent-style-name="Text_20_body">
      <style:paragraph-properties fo:break-before="page">
        <style:tab-stops>
          <style:tab-stop style:position="9.287cm"/>
        </style:tab-stops>
      </style:paragraph-properties>
      <style:text-properties fo:color="#000000" loext:opacity="100%" style:font-name="Cantarell" fo:font-size="12pt" fo:font-weight="bold" officeooo:rsid="00709f75" officeooo:paragraph-rsid="00709f75" style:font-size-asian="12pt" style:font-weight-asian="bold" style:font-size-complex="12pt" style:font-weight-complex="bold"/>
    </style:style>
    <style:style style:name="P18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09f75" officeooo:paragraph-rsid="0073414a" style:font-size-asian="12pt" style:font-size-complex="12pt"/>
    </style:style>
    <style:style style:name="P19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267b4" officeooo:paragraph-rsid="0073414a" style:font-size-asian="12pt" style:font-size-complex="12pt"/>
    </style:style>
    <style:style style:name="P20" style:family="paragraph" style:parent-style-name="Preformatted_20_Text">
      <style:paragraph-properties>
        <style:tab-stops>
          <style:tab-stop style:position="9.287cm"/>
        </style:tab-stops>
      </style:paragraph-properties>
      <style:text-properties style:font-name="Cantarell" officeooo:rsid="00709f75" officeooo:paragraph-rsid="00709f75"/>
    </style:style>
    <style:style style:name="P21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3414a" officeooo:paragraph-rsid="0073414a" style:font-size-asian="12pt" style:font-size-complex="12pt"/>
    </style:style>
    <style:style style:name="P22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paragraph-rsid="0074ffc2" style:font-size-asian="12pt" style:font-size-complex="12pt"/>
    </style:style>
    <style:style style:name="P23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09f75" officeooo:paragraph-rsid="007921d4" style:font-size-asian="12pt" style:font-size-complex="12pt"/>
    </style:style>
    <style:style style:name="P24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size="12pt" fo:font-weight="bold" officeooo:rsid="00709f75" officeooo:paragraph-rsid="00709f75" style:font-size-asian="12pt" style:font-weight-asian="bold" style:font-size-complex="12pt" style:font-weight-complex="bold"/>
    </style:style>
    <style:style style:name="P25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size="12pt" officeooo:rsid="00709f75" officeooo:paragraph-rsid="00709f75" style:font-size-asian="12pt" style:font-size-complex="12pt"/>
    </style:style>
    <style:style style:name="P26" style:family="paragraph" style:parent-style-name="Text_20_body">
      <style:paragraph-properties fo:break-before="page">
        <style:tab-stops>
          <style:tab-stop style:position="9.287cm"/>
        </style:tab-stops>
      </style:paragraph-properties>
      <style:text-properties style:font-name="Cantarell" fo:font-size="12pt" fo:font-weight="bold" officeooo:rsid="00709f75" officeooo:paragraph-rsid="00709f75" style:font-size-asian="12pt" style:font-weight-asian="bold" style:font-size-complex="12pt" style:font-weight-complex="bold"/>
    </style:style>
    <style:style style:name="P27" style:family="paragraph" style:parent-style-name="Heading_20_1">
      <style:paragraph-properties fo:break-before="page">
        <style:tab-stops>
          <style:tab-stop style:position="9.287cm"/>
        </style:tab-stops>
      </style:paragraph-properties>
      <style:text-properties style:font-name="Cantarell" officeooo:rsid="00709f75" officeooo:paragraph-rsid="0080b94a"/>
    </style:style>
    <style:style style:name="P28" style:family="paragraph" style:parent-style-name="Text_20_body">
      <style:paragraph-properties>
        <style:tab-stops>
          <style:tab-stop style:position="9.287cm"/>
        </style:tab-stops>
      </style:paragraph-properties>
      <style:text-properties officeooo:paragraph-rsid="0080b94a"/>
    </style:style>
    <style:style style:name="P29" style:family="paragraph" style:parent-style-name="Text_20_body" style:list-style-name="L1">
      <style:paragraph-properties>
        <style:tab-stops>
          <style:tab-stop style:position="9.287cm"/>
        </style:tab-stops>
      </style:paragraph-properties>
      <style:text-properties style:font-name="Cantarell" fo:font-style="normal" fo:font-weight="bold" officeooo:rsid="007e468b" officeooo:paragraph-rsid="0080b94a" style:font-style-asian="normal" style:font-weight-asian="bold" style:font-style-complex="normal" style:font-weight-complex="bold"/>
    </style:style>
    <style:style style:name="P30" style:family="paragraph" style:parent-style-name="Heading_20_1">
      <style:paragraph-properties fo:break-before="page">
        <style:tab-stops>
          <style:tab-stop style:position="9.287cm"/>
        </style:tab-stops>
      </style:paragraph-properties>
      <style:text-properties style:font-name="Cantarell" officeooo:rsid="00709f75" officeooo:paragraph-rsid="007e468b"/>
    </style:style>
    <style:style style:name="P31" style:family="paragraph" style:parent-style-name="Text_20_body">
      <style:paragraph-properties>
        <style:tab-stops>
          <style:tab-stop style:position="9.287cm"/>
        </style:tab-stops>
      </style:paragraph-properties>
      <style:text-properties officeooo:paragraph-rsid="007e468b"/>
    </style:style>
    <style:style style:name="P32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weight="bold" officeooo:rsid="007e468b" officeooo:paragraph-rsid="007e468b" style:font-weight-asian="bold" style:font-weight-complex="bold"/>
    </style:style>
    <style:style style:name="P33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weight="normal" officeooo:rsid="007e468b" officeooo:paragraph-rsid="007e468b" style:font-weight-asian="normal" style:font-weight-complex="normal"/>
    </style:style>
    <style:style style:name="P34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weight="normal" officeooo:paragraph-rsid="007e468b" style:font-weight-asian="normal" style:font-weight-complex="normal"/>
    </style:style>
    <style:style style:name="P35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weight="bold" officeooo:paragraph-rsid="007e468b" style:font-weight-asian="bold" style:font-weight-complex="bold"/>
    </style:style>
    <style:style style:name="P36" style:family="paragraph" style:parent-style-name="Text_20_body">
      <style:paragraph-properties fo:break-before="page">
        <style:tab-stops>
          <style:tab-stop style:position="9.287cm"/>
        </style:tab-stops>
      </style:paragraph-properties>
      <style:text-properties style:font-name="Cantarell" fo:font-weight="bold" officeooo:rsid="007e468b" officeooo:paragraph-rsid="007e468b" style:font-weight-asian="bold" style:font-weight-complex="bold"/>
    </style:style>
    <style:style style:name="P37" style:family="paragraph" style:parent-style-name="Heading_20_1">
      <style:paragraph-properties fo:break-before="page">
        <style:tab-stops>
          <style:tab-stop style:position="9.287cm"/>
        </style:tab-stops>
      </style:paragraph-properties>
      <style:text-properties style:font-name="Cantarell" officeooo:rsid="0087014b" officeooo:paragraph-rsid="0087014b"/>
    </style:style>
    <style:style style:name="P38" style:family="paragraph" style:parent-style-name="Text_20_body">
      <style:paragraph-properties>
        <style:tab-stops>
          <style:tab-stop style:position="9.287cm"/>
        </style:tab-stops>
      </style:paragraph-properties>
      <style:text-properties officeooo:rsid="0087014b" officeooo:paragraph-rsid="0087014b"/>
    </style:style>
    <style:style style:name="P39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officeooo:paragraph-rsid="00709f75"/>
    </style:style>
    <style:style style:name="P40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officeooo:rsid="007b8889" officeooo:paragraph-rsid="007b8889"/>
    </style:style>
    <style:style style:name="P41" style:family="paragraph" style:parent-style-name="Text_20_body" style:list-style-name="L2">
      <style:text-properties style:font-name="Cantarell"/>
    </style:style>
    <style:style style:name="P42" style:family="paragraph" style:parent-style-name="Text_20_body" style:list-style-name="L2">
      <style:text-properties style:font-name="Cantarell" officeooo:paragraph-rsid="007b8889"/>
    </style:style>
    <style:style style:name="T1" style:family="text">
      <style:text-properties style:font-name="Cantarell" officeooo:rsid="006eb262"/>
    </style:style>
    <style:style style:name="T2" style:family="text">
      <style:text-properties style:font-name="Cantarell" officeooo:rsid="007a8f5b"/>
    </style:style>
    <style:style style:name="T3" style:family="text">
      <style:text-properties style:font-name="Cantarell"/>
    </style:style>
    <style:style style:name="T4" style:family="text">
      <style:text-properties officeooo:rsid="007b8889"/>
    </style:style>
    <style:style style:name="T5" style:family="text">
      <style:text-properties fo:color="#000000" loext:opacity="100%" style:font-name="Cantarell" fo:font-size="12pt" officeooo:rsid="00709f75" fo:background-color="transparent" loext:char-shading-value="0" style:font-size-asian="12pt" style:font-size-complex="12pt" loext:padding="0cm" loext:border="none"/>
    </style:style>
    <style:style style:name="T6" style:family="text">
      <style:text-properties fo:color="#000000" loext:opacity="100%" style:font-name="Cantarell" fo:font-size="12pt" fo:background-color="transparent" loext:char-shading-value="0" style:font-size-asian="12pt" style:font-size-complex="12pt" loext:padding="0cm" loext:border="none"/>
    </style:style>
    <style:style style:name="T7" style:family="text">
      <style:text-properties officeooo:rsid="00709f75"/>
    </style:style>
    <style:style style:name="T8" style:family="text">
      <style:text-properties officeooo:rsid="0074ffc2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officeooo:rsid="0080b94a"/>
    </style:style>
    <style:style style:name="T11" style:family="text">
      <style:text-properties officeooo:rsid="007e468b"/>
    </style:style>
    <style:style style:name="T12" style:family="text">
      <style:text-properties style:font-name="Cantarell" officeooo:rsid="007e468b"/>
    </style:style>
    <style:style style:name="T13" style:family="text">
      <style:text-properties style:font-name="Cantarell" officeooo:rsid="008701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2"><text:a xlink:type="simple" xlink:href="#__RefHeading___Toc374_2761194329" text:style-name="Index_20_Link" text:visited-style-name="Index_20_Link">Introduction<text:tab/>2</text:a></text:p>
          <text:p text:style-name="P2"><text:a xlink:type="simple" xlink:href="#__RefHeading___Toc374_2761194329%20Copie%201" text:style-name="Index_20_Link" text:visited-style-name="Index_20_Link">Requêtes MongoDB<text:tab/>3</text:a></text:p>
          <text:p text:style-name="P2"><text:a xlink:type="simple" xlink:href="#__RefHeading___Toc374_2761194329%20Copie%201%20Copie%201%20Copie%201" text:style-name="Index_20_Link" text:visited-style-name="Index_20_Link">Base de données Neo4J<text:tab/>9</text:a></text:p>
          <text:p text:style-name="P2"><text:a xlink:type="simple" xlink:href="#__RefHeading___Toc374_2761194329%20Copie%201%20Copie%201" text:style-name="Index_20_Link" text:visited-style-name="Index_20_Link">Requêtes Cypher pour Neo4J<text:tab/>10</text:a></text:p>
          <text:p text:style-name="P2"><text:a xlink:type="simple" xlink:href="#__RefHeading___Toc374_2761194329%20Copie%202" text:style-name="Index_20_Link" text:visited-style-name="Index_20_Link">Difficultés et solutions<text:tab/>13</text:a></text:p>
        </text:index-body>
      </text:table-of-content>
      <text:h text:style-name="P3" text:outline-level="1"/>
      <text:h text:style-name="P4" text:outline-level="1"><text:bookmark-start text:name="__RefHeading___Toc374_2761194329"/>Introduction<text:bookmark-end text:name="__RefHeading___Toc374_2761194329"/></text:h>
      <text:p text:style-name="P5"><text:span text:style-name="T1"/></text:p>
      <text:p text:style-name="P6"><text:span text:style-name="T2">Ce</text:span><text:span text:style-name="T1"> </text:span><text:span text:style-name="T2">projet</text:span><text:span text:style-name="T1"> </text:span><text:span text:style-name="T2">consiste</text:span><text:span text:style-name="T1"> à </text:span><text:span text:style-name="T2">utiliser </text:span><text:span text:style-name="T1">les systèmes de gestion de bases de données MongoDB et Neo4j, </text:span><text:span text:style-name="T2">au travers d’une</text:span><text:span text:style-name="T1"> application Python utilisant Streamlit pour interagir </text:span><text:span text:style-name="T2">avec nos donnees.</text:span></text:p>
      <text:p text:style-name="P6"><text:span text:style-name="T2">Ce projet nous permet d’</text:span><text:span text:style-name="T1">effectu</text:span><text:span text:style-name="T2">er</text:span><text:span text:style-name="T1"> des opérations CRUD (Create, Read, Update, Delete) et des analyses de réseau. Ce projet met l'accent sur </text:span><text:span text:style-name="T2">la</text:span><text:span text:style-name="T1"> manipulation de données NoSQL, en programmation Python, et </text:span><text:span text:style-name="T2">sur la</text:span><text:span text:style-name="T1"> visualisation de données </text:span><text:span text:style-name="T2">afin de pouvoir </text:span><text:span text:style-name="T1">analyse</text:span><text:span text:style-name="T2">r</text:span><text:span text:style-name="T1"> de</text:span><text:span text:style-name="T2">s</text:span><text:span text:style-name="T1"> réseaux complexes.</text:span></text:p>
      <text:p text:style-name="P7"><text:span text:style-name="T1">C</text:span><text:span text:style-name="T3">e projet est disponible sur Github a cette adresse : </text:span><text:a xlink:type="simple" xlink:href="https://github.com/AbdourahmaneGadio/NoSQL-Python-Project" text:style-name="Internet_20_link" text:visited-style-name="Visited_20_Internet_20_Link"><text:span text:style-name="T3">https://github.com/AbdourahmaneGadio/NoSQL-Python-Project</text:span></text:a></text:p>
      <text:h text:style-name="P8" text:outline-level="1"><text:bookmark-start text:name="__RefHeading___Toc374_2761194329 Copie 1"/>Requêtes <text:span text:style-name="T4">MongoDB</text:span><text:bookmark-end text:name="__RefHeading___Toc374_2761194329 Copie 1"/></text:h>
      <text:p text:style-name="P9"/>
      <text:p text:style-name="P10">1. Afficher l’année où le plus grand nombre de films ont été sortis.</text:p>
      <text:p text:style-name="P11">Stage 1: $group</text:p>
      <text:p text:style-name="P11">{ "_id": "$year", "filmCount": { "$sum": 1 } }</text:p>
      <text:p text:style-name="P11"/>
      <text:p text:style-name="P11">Stage 2: $sort</text:p>
      <text:p text:style-name="P11">{ "filmCount": -1 }</text:p>
      <text:p text:style-name="P11"/>
      <text:p text:style-name="P11">Stage 3: $limit</text:p>
      <text:p text:style-name="P11">1</text:p>
      <text:p text:style-name="P11"/>
      <text:p text:style-name="P10">2. Quel est le nombre de films sortis après l’année 1999.</text:p>
      <text:p text:style-name="P12"><text:span text:style-name="Source_20_Text"><text:span text:style-name="T5">Stage 1: $match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>{ "year": { "$gt": 1999 } }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>Stage 2: $count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>"totalFilms"</text:span></text:span></text:p>
      <text:p text:style-name="P13"/>
      <text:p text:style-name="P10">3. Quelle est la moyenne des votes des films sortis en 2007.</text:p>
      <text:p text:style-name="P11">Stage 1: $match</text:p>
      <text:p text:style-name="P11">{ "year": 2007 }</text:p>
      <text:p text:style-name="P14"/>
      <text:p text:style-name="P11">Stage 2: $group</text:p>
      <text:p text:style-name="P11">{ "_id": null, "avgVotes": { "$avg": "$Votes" } }</text:p>
      <text:p text:style-name="P15">avgVotes : 192.5</text:p>
      <text:p text:style-name="P16"/>
      <text:p text:style-name="P10"/>
      <text:p text:style-name="P17">4. Affichez un histogramme qui permet de visualiser le nombres de films par année.</text:p>
      <text:p text:style-name="P18">Stage 1: $group</text:p>
      <text:p text:style-name="P18">{ "_id": "$year", "filmCount": { "$sum": 1 } }</text:p>
      <text:p text:style-name="P19"/>
      <text:p text:style-name="P18">Stage 2: $sort</text:p>
      <text:p text:style-name="P18">{ "_id": 1 }</text:p>
      <text:p text:style-name="P19"/>
      <text:p text:style-name="P10">5. Quelles sont les genres de films disponibles dans la bases</text:p>
      <text:p text:style-name="P11">Stage 1: $unwind</text:p>
      <text:p text:style-name="P11">"$genre"</text:p>
      <text:p text:style-name="P11"/>
      <text:p text:style-name="P11">Stage 2: $group</text:p>
      <text:p text:style-name="P11">{ "_id": "$genre" }</text:p>
      <text:p text:style-name="P11"/>
      <text:p text:style-name="P11">Stage 3: $sort</text:p>
      <text:p text:style-name="P11">{ "_id": 1 }</text:p>
      <text:p text:style-name="P11"/>
      <text:p text:style-name="P10">6. Quel est le film qui a généré le plus de revenu.</text:p>
      <text:p text:style-name="P20"><text:span text:style-name="Source_20_Text"><text:span text:style-name="T6">Stage 1: $sort</text:span></text:span></text:p>
      <text:p text:style-name="P20"><text:span text:style-name="Source_20_Text"><text:span text:style-name="T6">{ "Revenue (Millions)": -1 }</text:span></text:span></text:p>
      <text:p text:style-name="P20"><text:span text:style-name="Source_20_Text"><text:span text:style-name="T6"/></text:span></text:p>
      <text:p text:style-name="P20"><text:span text:style-name="Source_20_Text"><text:span text:style-name="T6">Stage 2: $limit</text:span></text:span></text:p>
      <text:p text:style-name="P20"><text:span text:style-name="Source_20_Text"><text:span text:style-name="T6">1</text:span></text:span></text:p>
      <text:p text:style-name="P21"/>
      <text:p text:style-name="P22"><text:span text:style-name="T7">f</text:span><text:span text:style-name="T8">ilm = </text:span><text:span text:style-name="T9">Paris pieds nus</text:span></text:p>
      <text:p text:style-name="P10"/>
      <text:p text:style-name="P17">7. Quels sont les réalisateurs ayant réalisé plus de 5 films dans la base de données ?</text:p>
      <text:p text:style-name="P11">Stage 1: $group</text:p>
      <text:p text:style-name="P11">{ "_id": "$Director", "filmCount": { "$sum": 1 } }</text:p>
      <text:p text:style-name="P11"/>
      <text:p text:style-name="P11">Stage 2: $match</text:p>
      <text:p text:style-name="P11">{ "filmCount": { "$gt": 5 } }</text:p>
      <text:p text:style-name="P11"/>
      <text:p text:style-name="P11">Stage 3: $sort</text:p>
      <text:p text:style-name="P11">{ "filmCount": -1 }</text:p>
      <text:p text:style-name="P11"/>
      <text:p text:style-name="P10">8. Quel est le genre de film qui rapporte en moyenne le plus de revenus ?</text:p>
      <text:p text:style-name="P11">Stage 1: $unwind</text:p>
      <text:p text:style-name="P11">"$genre"</text:p>
      <text:p text:style-name="P11"/>
      <text:p text:style-name="P11">Stage 2: $group</text:p>
      <text:p text:style-name="P11">{ "_id": "$genre", "avgRevenue": { "$avg": "$Revenue (Millions)" } }</text:p>
      <text:p text:style-name="P11"/>
      <text:p text:style-name="P11">Stage 3: $sort</text:p>
      <text:p text:style-name="P11">{ "avgRevenue": -1 }</text:p>
      <text:p text:style-name="P11"/>
      <text:p text:style-name="P11">Stage 4: $limit</text:p>
      <text:p text:style-name="P11">1</text:p>
      <text:p text:style-name="P10"/>
      <text:p text:style-name="P17">9. Quels sont les 3 films les mieux notés (rating) pour chaque décennie (1990-1999, 2000-2009, etc.) ?</text:p>
      <text:p text:style-name="P11">Stage 1 : $addFields </text:p>
      <text:p text:style-name="P11">{ "decade" : { "$subtract" : [ { "$multiply" : [ { "$floor" : { "$divide" : ["$year", 10] } }, 10 ] }, 0 ] }}</text:p>
      <text:p text:style-name="P13"/>
      <text:p text:style-name="P11">Stage 2 : $group </text:p>
      <text:p text:style-name="P11">{ "_id" : { "decade" : "$decade", "title" : "$title" }, "rating" : { "$max" : "$rating" } }</text:p>
      <text:p text:style-name="P13"/>
      <text:p text:style-name="P11">Stage 3 : $sort </text:p>
      <text:p text:style-name="P11">{"_id.decade" : -1, "rating" : -1}</text:p>
      <text:p text:style-name="P13"/>
      <text:p text:style-name="P11">Stage 4 : $limit </text:p>
      <text:p text:style-name="P11">3 </text:p>
      <text:p text:style-name="P10">10. Quel est le film le plus long (Runtime) par genre ?</text:p>
      <text:p text:style-name="P11">Stage 1 : $unwind </text:p>
      <text:p text:style-name="P11">"$genre"</text:p>
      <text:p text:style-name="P11"/>
      <text:p text:style-name="P11">Stage 2 : $group </text:p>
      <text:p text:style-name="P23">{"_id" : "$genre",</text:p>
      <text:p text:style-name="P23"> "longestFilmRuntime" : {"$max" :"$Runtime (Minutes)"}, </text:p>
      <text:p text:style-name="P23">"title" : {"$first":"$title"}</text:p>
      <text:p text:style-name="P23">}</text:p>
      <text:p text:style-name="P11"/>
      <text:p text:style-name="P10"/>
      <text:p text:style-name="P17">11. Créer une vue MongoDB affichant uniquement les films ayant une note supérieure à 80 (Metascore) et généré plus de 50 millions de dollars.</text:p>
      <text:p text:style-name="P11">db.createView(</text:p>
      <text:p text:style-name="P11"><text:s text:c="4"/>"highRatedHighRevenueFilms",</text:p>
      <text:p text:style-name="P11"><text:s text:c="4"/>"movies",</text:p>
      <text:p text:style-name="P11"><text:s text:c="4"/>[</text:p>
      <text:p text:style-name="P11"><text:s text:c="8"/>{</text:p>
      <text:p text:style-name="P11"><text:s text:c="12"/>$match: {</text:p>
      <text:p text:style-name="P11"><text:s text:c="16"/>Metascore: { $gt: 80 },</text:p>
      <text:p text:style-name="P11"><text:s text:c="16"/>Revenue_Millions: { $gt: 50 }</text:p>
      <text:p text:style-name="P11"><text:s text:c="12"/>}</text:p>
      <text:p text:style-name="P11"><text:s text:c="8"/>}</text:p>
      <text:p text:style-name="P11"><text:s text:c="4"/>]</text:p>
      <text:p text:style-name="P11">);</text:p>
      <text:p text:style-name="P24">12. Calculer la corrélation entre la durée des films (Runtime) et leur revenu (Revenue). (réaliser une analyse statistique.)</text:p>
      <text:p text:style-name="P25">db.movies.aggregate([</text:p>
      <text:p text:style-name="P25"><text:s text:c="4"/>{</text:p>
      <text:p text:style-name="P25"><text:s text:c="8"/>$project: {</text:p>
      <text:p text:style-name="P25"><text:s text:c="12"/>Runtime_Minutes: true,</text:p>
      <text:p text:style-name="P25"><text:s text:c="12"/>Revenue_Millions: true,</text:p>
      <text:p text:style-name="P25"><text:s text:c="12"/>_id: false // Exclure l'ID pour simplifier l'analyse externe.</text:p>
      <text:p text:style-name="P25"><text:s text:c="8"/>}</text:p>
      <text:p text:style-name="P25"><text:s text:c="4"/>}</text:p>
      <text:p text:style-name="P25">]);</text:p>
      <text:p text:style-name="P25"/>
      <text:p text:style-name="P24"/>
      <text:p text:style-name="P26">13. Y a-t-il une évolution de la durée moyenne des films par décennie ?</text:p>
      <text:p text:style-name="P25"/>
      <text:p text:style-name="P25">Stage 1 :$addFields </text:p>
      <text:p text:style-name="P25">{ "decade" : { "$subtract" : [ { "$multiply" : [ { "$floor" : { "$divide" : ["$year",10] } },10 ] },0 ] }}</text:p>
      <text:p text:style-name="P25"/>
      <text:p text:style-name="P25">Stage 2 :$group </text:p>
      <text:p text:style-name="P25">{"_id":"$decade","avgRuntime":{"$avg":"$Runtime (Minutes)"}}</text:p>
      <text:p text:style-name="P25"/>
      <text:p text:style-name="P25">Stage 3:$sort </text:p>
      <text:p text:style-name="P25">{"_id":1}</text:p>
      <text:h text:style-name="P27" text:outline-level="1"><text:bookmark-start text:name="__RefHeading___Toc374_2761194329 Copie 1 Copie 1 Copie 1"/><text:span text:style-name="T10">Base de données</text:span><text:span text:style-name="T11"> Neo4J</text:span><text:bookmark-end text:name="__RefHeading___Toc374_2761194329 Copie 1 Copie 1 Copie 1"/></text:h>
      <text:p text:style-name="P28"><text:span text:style-name="T12"/></text:p>
      <text:list text:style-name="L1">
        <text:list-item>
          <text:p text:style-name="P29">Intégrer les données de MongoDB à Neo4j en ajoutant des relations supplémentaires (ex : genres, relations entre réalisateurs et acteurs). (Exporter les relations depuis MongoDB et les importer dans Neo4j.)</text:p>
        </text:list-item>
        <text:list-item>
          <text:p text:style-name="P29">Créer des noeuds de type films contenant les uniquement les champs id, title, year, Votes, Revenue, rating et director.</text:p>
        </text:list-item>
        <text:list-item>
          <text:p text:style-name="P29">Créer des noeuds de type Actors contenant uniquement de manières distinctes les acteurs.</text:p>
        </text:list-item>
        <text:list-item>
          <text:p text:style-name="P29">Créer des relations ”A jouer” entre les acteurs et les films dont ils ont jouer. i.e.(requêtes mongo suivi par requêtes Neo4j)</text:p>
        </text:list-item>
        <text:list-item>
          <text:p text:style-name="P29">Créer des noeuds de type Actors contenant tout les membres du projet et attacher le a un film de votre choix.</text:p>
        </text:list-item>
        <text:list-item>
          <text:p text:style-name="P29">Créer des noeuds de type Realisateur depuis le champs Director de la base mongo.</text:p>
        </text:list-item>
      </text:list>
      <text:h text:style-name="P30" text:outline-level="1"><text:bookmark-start text:name="__RefHeading___Toc374_2761194329 Copie 1 Copie 1"/>Requêtes <text:span text:style-name="T11">Cypher pour Neo4J</text:span><text:bookmark-end text:name="__RefHeading___Toc374_2761194329 Copie 1 Copie 1"/></text:h>
      <text:p text:style-name="P31"><text:span text:style-name="T12"/></text:p>
      <text:p text:style-name="P32">14. Quel est l’acteur ayant joué dans le plus grand nombre de films ?</text:p>
      <text:p text:style-name="P33">MATCH (act:Acteur)-[:A_JOUE_DANS]-&gt;(flm:Film)</text:p>
      <text:p text:style-name="P33">RETURN act.nom, COUNT(flm) AS nb_films</text:p>
      <text:p text:style-name="P33">ORDER BY nb_films DESC LIMIT 1</text:p>
      <text:p text:style-name="P34"/>
      <text:p text:style-name="P32">15. Quels sont les acteurs ayant joué dans des films où l’actrice Anne Hathaway a également joué ?</text:p>
      <text:p text:style-name="P33">MATCH (anne:Acteur {nom: "Anne Hathaway"})-[:A_JOUE_DANS]-&gt;(flm:Film)&lt;-[:A_JOUE_DANS]-(coact:Acteur)</text:p>
      <text:p text:style-name="P33">WHERE anne &lt;&gt; coact</text:p>
      <text:p text:style-name="P33">RETURN DISTINCT coact.nom</text:p>
      <text:p text:style-name="P34"/>
      <text:p text:style-name="P32">16. Quel est l’acteur ayant joué dans des films totalisant le plus de revenus ?</text:p>
      <text:p text:style-name="P34">MATCH (act:Acteur)-[:A_JOUE_DANS]-&gt;(flm:Film)</text:p>
      <text:p text:style-name="P34">RETURN act.nom, SUM(toFloat(flm.revenue)) AS revenus_totaux</text:p>
      <text:p text:style-name="P34">ORDER BY revenus_totaux DESC LIMIT 1</text:p>
      <text:p text:style-name="P34"/>
      <text:p text:style-name="P32">17. Quelle est la moyenne des votes ?</text:p>
      <text:p text:style-name="P33">MATCH (flm:Film)</text:p>
      <text:p text:style-name="P33">RETURN AVG(toInteger(flm.Votes)) AS moyenne_votes</text:p>
      <text:p text:style-name="P34"/>
      <text:p text:style-name="P35"/>
      <text:p text:style-name="P36">18. Quel est le genre le plus représenté dans la base de données ?</text:p>
      <text:p text:style-name="P33">MATCH (flm:Film)</text:p>
      <text:p text:style-name="P33">UNWIND split(flm.genre, ",") AS gnr</text:p>
      <text:p text:style-name="P33">RETURN trim(gnr) AS genre, COUNT(*) AS nb_films</text:p>
      <text:p text:style-name="P33">ORDER BY nb_films DESC LIMIT 1</text:p>
      <text:p text:style-name="P34"/>
      <text:p text:style-name="P32">19. Quels sont les films dans lesquels les acteurs ayant joué avec vous ont également joué ?</text:p>
      <text:p text:style-name="P35"/>
      <text:p text:style-name="P32">20. Quel réalisateur Director a travaillé avec le plus grand nombre d’acteurs distincts ?</text:p>
      <text:p text:style-name="P33">MATCH (real:Réalisateur)-[:A_REALISE]-&gt;(flm:Film)&lt;-[:A_JOUE_DANS]-(act:Acteur)</text:p>
      <text:p text:style-name="P33">RETURN real.nom, COUNT(DISTINCT act) AS nb_acteurs</text:p>
      <text:p text:style-name="P33">ORDER BY nb_acteurs DESC LIMIT 1</text:p>
      <text:p text:style-name="P34"/>
      <text:p text:style-name="P32">21. Quels sont les films les plus ”connectés”, c’est-à-dire ceux qui ont le plus d’acteurs en commun avec d’autres films ?</text:p>
      <text:p text:style-name="P33">MATCH (flm1:Film)&lt;-[:A_JOUE_DANS]-(act:Acteur)-[:A_JOUE_DANS]-&gt;(flm2:Film)</text:p>
      <text:p text:style-name="P33">WHERE flm1 &lt;&gt; flm2</text:p>
      <text:p text:style-name="P33">RETURN flm1.titre, COUNT(DISTINCT flm2) AS connexions</text:p>
      <text:p text:style-name="P33">ORDER BY connexions DESC LIMIT 10</text:p>
      <text:p text:style-name="P34"/>
      <text:p text:style-name="P32">22. Trouver les 5 acteurs ayant joué avec le plus de réalisateurs différents.</text:p>
      <text:p text:style-name="P33">MATCH (act:Acteur)-[:A_JOUE_DANS]-&gt;(flm:Film)&lt;-[:A_REALISE]-(real:Réalisateur)</text:p>
      <text:p text:style-name="P33">RETURN act.nom, COUNT(DISTINCT real) AS nb_realisateurs</text:p>
      <text:p text:style-name="P33">ORDER BY nb_realisateurs DESC LIMIT 5</text:p>
      <text:p text:style-name="P34"/>
      <text:p text:style-name="P35"/>
      <text:p text:style-name="P36">23. Recommander un film à un acteur en fonction des genres des films où il a déjà joué.</text:p>
      <text:p text:style-name="P35"/>
      <text:p text:style-name="P32">24. Créer une relation INFLUENCE PAR entre les réalisateurs en se basant sur des similarités dans les genres de films qu’ils ont réalisés.</text:p>
      <text:p text:style-name="P35"/>
      <text:p text:style-name="P32">25. Quel est le ”chemin” le plus court entre deux acteurs donnés (ex : Tom Hanks et Scarlett Johansson) ?</text:p>
      <text:p text:style-name="P33">MATCH (act1:Acteur {nom: "Tom Hanks"}), (act2:Acteur {nom: "Scarlett Johansson"})</text:p>
      <text:p text:style-name="P33">CALL apoc.algo.shortestPath(act1, act2, "A_JOUE_DANS&gt;|&lt;A_JOUE_DANS", "COSTAR")</text:p>
      <text:p text:style-name="P33">YIELD chemin</text:p>
      <text:p text:style-name="P33">RETURN chemin</text:p>
      <text:p text:style-name="P34"/>
      <text:p text:style-name="P32">26. Analyser les communautés d’acteurs : Quels sont les groupes d’acteurs qui ont tendance à travailler ensemble ? (Utilisation d’algorithmes de détection de communauté comme Louvain.)</text:p>
      <text:h text:style-name="P37" text:outline-level="1"><text:bookmark-start text:name="__RefHeading___Toc374_2761194329 Copie 2 Copie 1"/>Résultat Streamlit<text:bookmark-end text:name="__RefHeading___Toc374_2761194329 Copie 2 Copie 1"/></text:h>
      <text:p text:style-name="P38"><text:span text:style-name="T13">V</text:span><text:span text:style-name="T3">oici un extrait de l’application sous Streamlit :</text:span></text:p>
      <text:h text:style-name="P8" text:outline-level="1"><text:bookmark-start text:name="__RefHeading___Toc374_2761194329 Copie 2"/>Difficultés et solutions<text:bookmark-end text:name="__RefHeading___Toc374_2761194329 Copie 2"/></text:h>
      <text:p text:style-name="P39"/>
      <text:p text:style-name="P40"><text:span text:style-name="T7">L</text:span>ors de ce projet, plusieurs difficultés ont été rencontrées. <text:line-break/>Notamment : </text:p>
      <text:list text:style-name="L2">
        <text:list-item>
          <text:p text:style-name="P41"><text:span text:style-name="T4">L’a</text:span>pprentissage et <text:span text:style-name="T4">la </text:span>maîtrise du langage de requête Cypher pour Neo4j</text:p>
        </text:list-item>
        <text:list-item>
          <text:p text:style-name="P41"><text:span text:style-name="T4">L’i</text:span>mplémentation d'analyses de réseau efficaces dans Neo4j</text:p>
        </text:list-item>
        <text:list-item>
          <text:p text:style-name="P42"><text:span text:style-name="T4">L’i</text:span>ntégration des bases de données avec Streamlit <text:span text:style-name="T4">en Python</text:span><text:line-break/><text:span text:style-name="T4">C’est </text:span>la documentation Streamlit <text:span text:style-name="T4">qui nous a guidé pour</text:span> simplifier l'intégrat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pitch="variable"/>
    <style:font-face style:name="Cantarell" svg:font-family="Cantarell" style:font-pitch="variable"/>
    <style:font-face style:name="Cantarell1" svg:font-family="Cantarell" style:font-adornments="Gras" style:font-pitch="variable"/>
    <style:font-face style:name="Cantarell2" svg:font-family="Cantarell" style:font-adornments="Norma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pitch="variable" style:font-name-asian="Noto Serif CJK SC" style:font-family-asian="'Noto Serif CJK SC'" style:font-family-generic-asian="system" style:font-pitch-asian="variable" style:font-name-complex="Noto Sans Devanagari1" style:font-family-complex="'Noto Sans Devanagari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iveau_20_3" style:display-name="Niveau 3" style:family="paragraph" style:parent-style-name="Heading_20_3" style:next-style-name="Standard">
      <style:paragraph-properties fo:margin-top="0.423cm" fo:margin-bottom="0.423cm" style:contextual-spacing="false" fo:text-indent="1.249cm" style:auto-text-indent="false"/>
      <style:text-properties fo:color="#4a4a49" loext:opacity="100%" style:font-name="Roboto" fo:font-family="Roboto" style:font-pitch="variable" fo:font-weight="bold" style:font-weight-asian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Cantarell1" fo:font-family="Cantarell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tarell2" fo:font-family="Cantarell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number text:level="1" text:style-name="ListLabel_20_2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9cm"/>
        </style:list-level-properties>
      </text:list-level-style-number>
      <text:list-level-style-number text:level="2" text:style-name="ListLabel_20_2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6cm"/>
        </style:list-level-properties>
      </text:list-level-style-number>
      <text:list-level-style-number text:level="3" text:style-name="ListLabel_20_2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3cm"/>
        </style:list-level-properties>
      </text:list-level-style-number>
      <text:list-level-style-number text:level="4" text:style-name="ListLabel_20_2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cm"/>
        </style:list-level-properties>
      </text:list-level-style-number>
      <text:list-level-style-number text:level="5" text:style-name="ListLabel_20_2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7cm"/>
        </style:list-level-properties>
      </text:list-level-style-number>
      <text:list-level-style-number text:level="6" text:style-name="ListLabel_20_2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4cm"/>
        </style:list-level-properties>
      </text:list-level-style-number>
      <text:list-level-style-number text:level="7" text:style-name="ListLabel_20_2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1cm"/>
        </style:list-level-properties>
      </text:list-level-style-number>
      <text:list-level-style-number text:level="8" text:style-name="ListLabel_20_2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8cm"/>
        </style:list-level-properties>
      </text:list-level-style-number>
      <text:list-level-style-number text:level="9" text:style-name="ListLabel_20_2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antarell" officeooo:rsid="00068067" officeooo:paragraph-rsid="00068067"/>
    </style:style>
    <style:style style:name="MP2" style:family="paragraph" style:parent-style-name="Standard">
      <style:text-properties style:font-name="Cantarell" officeooo:rsid="003f7683" officeooo:paragraph-rsid="003f7683"/>
    </style:style>
    <style:style style:name="MP3" style:family="paragraph" style:parent-style-name="Footer">
      <style:text-properties style:font-name="Cantarell" officeooo:rsid="00397fb4" officeooo:paragraph-rsid="00397fb4"/>
    </style:style>
    <style:style style:name="MT1" style:family="text">
      <style:text-properties officeooo:rsid="006eb2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ie 1" text:anchor-type="char" svg:x="14.455cm" svg:y="-1.323cm" svg:width="3.755cm" svg:height="2.131cm" draw:z-index="13"><draw:image xlink:href="Pictures/10000001000006EC000003ED12CD9C69.png" xlink:type="simple" xlink:show="embed" xlink:actuate="onLoad" draw:mime-type="image/png"/></draw:frame>GADIO Abdourahmane<text:line-break/>4A FISA TD 44</text:p>
        <text:p text:style-name="MP2">NoSQL – <text:span text:style-name="MT1">Projet</text:span></text:p>
      </style:header>
      <style:footer>
        <text:p text:style-name="MP3">Page <text:page-number text:select-page="current">14</text:page-number><text:s/>sur 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3:41:29.878106433</meta:creation-date>
    <dc:date>2025-04-02T11:36:00.868325967</dc:date>
    <meta:editing-duration>PT3H26M46S</meta:editing-duration>
    <meta:editing-cycles>131</meta:editing-cycles>
    <meta:generator>LibreOffice/24.8.4.2$Linux_X86_64 LibreOffice_project/480$Build-2</meta:generator>
    <meta:print-date>2025-04-02T11:34:52.781991834</meta:print-date>
    <meta:printed-by>Fichiers PDF</meta:printed-by>
    <meta:document-statistic meta:table-count="0" meta:image-count="1" meta:object-count="0" meta:page-count="14" meta:paragraph-count="170" meta:word-count="1190" meta:character-count="7482" meta:non-whitespace-character-count="6308"/>
  </office:meta>
</office:document-meta>
</file>